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Watch.getLastTaskTimeNan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shor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StopWatch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StopW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Info.get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Total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LastTask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start( String task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Info.getTimeNan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Info.get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LastTaskTimeMill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pWatch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opWatch.getLastTask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prettyPr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askInfo.TaskInfo( String taskName , long timeNan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Info.getTim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TotalTim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TotalTimeNan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current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nanosToSeconds(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setKeepTaskList( boolean keepTask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nanosToMillis(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Task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pWatch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.getTask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